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style:font-name-asian="Symbol" style:font-name-complex="Symbol"/>
    </style:style>
    <style:style style:name="P4" style:family="paragraph" style:parent-style-name="Standard">
      <style:text-properties style:font-name="Symbol" style:font-name-asian="Symbol" style:font-name-complex="Symbol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>
      <style:text-properties style:font-name="Times New Roman" style:font-name-asian="Symbol" style:font-name-complex="Symbol"/>
    </style:style>
    <style:style style:name="P10" style:family="paragraph" style:parent-style-name="Standard" style:list-style-name="L5">
      <style:text-properties style:font-name="Times New Roman" style:font-name-asian="Symbol" style:font-name-complex="Symbol"/>
    </style:style>
    <style:style style:name="P11" style:family="paragraph" style:parent-style-name="Standard" style:list-style-name="L6">
      <style:text-properties style:font-name="Times New Roman" style:font-name-asian="Symbol" style:font-name-complex="Symbol"/>
    </style:style>
    <style:style style:name="P12" style:family="paragraph" style:parent-style-name="Standard" style:list-style-name="L7">
      <style:text-properties style:font-name="Times New Roman" style:font-name-asian="Symbol" style:font-name-complex="Symbol"/>
    </style:style>
    <style:style style:name="P13" style:family="paragraph" style:parent-style-name="Standard" style:list-style-name="L8">
      <style:text-properties style:font-name="Times New Roman" style:font-name-asian="Symbol" style:font-name-complex="Symbol"/>
    </style:style>
    <style:style style:name="P14" style:family="paragraph" style:parent-style-name="Standard" style:list-style-name="L7"/>
    <style:style style:name="T1" style:family="text">
      <style:text-properties style:font-name="Symbol"/>
    </style:style>
    <style:style style:name="T2" style:family="text">
      <style:text-properties style:font-name="Symbol" style:font-name-asian="Symbol" style:font-name-complex="Symbol"/>
    </style:style>
    <style:style style:name="T3" style:family="text">
      <style:text-properties style:font-name-asian="Symbol" style:font-name-complex="Symbol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font-name="Times New Roman"/>
    </style:style>
    <style:style style:name="T6" style:family="text">
      <style:text-properties style:font-name="Times New Roman" style:font-name-asian="Symbol" style:font-name-complex="Symbol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2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itre 2 Comportement des suites</text:p>
      <text:p text:style-name="Standard"/>
      <text:list xml:id="list8344271561480404371" text:style-name="L1">
        <text:list-item>
          <text:list>
            <text:list-item>
              <text:p text:style-name="P5">Rappels</text:p>
            </text:list-item>
          </text:list>
        </text:list-item>
      </text:list>
      <text:list xml:id="list6472409863507547092" text:style-name="L2">
        <text:list-item>
          <text:list>
            <text:list-item>
              <text:list>
                <text:list-item>
                  <text:p text:style-name="P6">arithmétique</text:p>
                </text:list-item>
              </text:list>
            </text:list-item>
          </text:list>
        </text:list-item>
      </text:list>
      <text:p text:style-name="Standard">Un+1=Un+r</text:p>
      <text:p text:style-name="Standard">Un=U0+nr</text:p>
      <text:p text:style-name="Standard">Sn=U0+U1+...+Un=(nb de termes)((1er terme + dernier terme)/2)=(n+1)((U0+U1)/2)</text:p>
      <text:p text:style-name="Standard"/>
      <text:list xml:id="list7033997403913614208" text:style-name="L3">
        <text:list-item>
          <text:list>
            <text:list-item>
              <text:list>
                <text:list-item>
                  <text:p text:style-name="P7">géométrique</text:p>
                </text:list-item>
              </text:list>
            </text:list-item>
          </text:list>
        </text:list-item>
      </text:list>
      <text:p text:style-name="Standard">Un+1=q^(u)n</text:p>
      <text:p text:style-name="Standard">Un=U0q^n</text:p>
      <text:p text:style-name="Standard">S=U0+U1+...+Un=(1er terme)(1-raison^(nombre de terme)/1-raison)=U0(1-q^(n+1)/1-q)</text:p>
      <text:p text:style-name="Standard"/>
      <text:list xml:id="list5953580927497796371" text:style-name="L4">
        <text:list-item>
          <text:list>
            <text:list-item>
              <text:p text:style-name="P8">variation</text:p>
            </text:list-item>
          </text:list>
        </text:list-item>
      </text:list>
      <text:p text:style-name="Standard">Définition : Soit (U1) une suite définie pour tout n.</text:p>
      <text:p text:style-name="Standard">pour tout n appartenant à N Un+1&gt;= Un alors Un est croissante</text:p>
      <text:p text:style-name="Standard">pour tout n appartenant à N Un+1&lt;=Un alors Un est décroissante</text:p>
      <text:p text:style-name="Standard">pour tout n appartenant à N Un+1=Un alors Un est constante</text:p>
      <text:p text:style-name="Standard"/>
      <text:p text:style-name="Standard">Dire qu'une suite est strictement monotone signifie qu'elle est strictement croissante ou strictement décroissante sur N</text:p>
      <text:p text:style-name="Standard"/>
      <text:p text:style-name="Standard"><text:tab/><text:tab/><text:span text:style-name="T4">Propriété :</text:span></text:p>
      <text:p text:style-name="Standard">Si f est une fonction définie sur [0;+<text:span text:style-name="T2">[</text:span> croissante, alors la suite Un=f(n) est croissante</text:p>
      <text:p text:style-name="P3">(U/V)'=(U'V-UV')/V²<text:line-break/>(UV)'=U'V+UV'<text:line-break/>(ln(U)'=U'/u<text:line-break/>(U^n)'=nU'U^(n-1)<text:line-break/>(e^U)'=U'e^U</text:p>
      <text:p text:style-name="P4"/>
      <text:p text:style-name="P2"><text:span text:style-name="T2">=</text:span><text:span text:style-name="T3">b²-4ac</text:span></text:p>
      <text:p text:style-name="P3"/>
      <text:p text:style-name="P3">Conclusion : Pour étudier le sens de variation d'une suite, on peut :</text:p>
      <text:p text:style-name="P3"><text:tab/>-Chercher le signe de Un+1-Un</text:p>
      <text:p text:style-name="P3"><text:tab/>-étudier les variations de f si Un=f(n)</text:p>
      <text:p text:style-name="P3"/>
      <text:p text:style-name="P3">Rappel : Un=q^n</text:p>
      <text:p text:style-name="P3"><text:tab/>-q&gt;1 (Un) croissante</text:p>
      <text:p text:style-name="P3"><text:tab/>-q=1 (Un) constante</text:p>
      <text:p text:style-name="P3"><text:tab/>-0&lt;q&lt;1 décroissante</text:p>
      <text:p text:style-name="P3"/>
      <text:list xml:id="list6767910740727422830" text:style-name="L5">
        <text:list-item>
          <text:list>
            <text:list-item>
              <text:p text:style-name="P10">Limite d'une suite</text:p>
            </text:list-item>
          </text:list>
        </text:list-item>
      </text:list>
      <text:p text:style-name="P3">Propriété :</text:p>
      <text:p text:style-name="P2"><text:span text:style-name="T3"><text:tab/>-0&lt;q&lt;1 alors lim q^n=0<text:line-break/><text:tab/><text:tab/> <text:s text:c="9"/>n→+</text:span><text:span text:style-name="T2"></text:span></text:p>
      <text:p text:style-name="P2"><text:span text:style-name="T3"><text:tab/>-q&gt;1 alors lim q^n=+</text:span><text:span text:style-name="T2"></text:span></text:p>
      <text:p text:style-name="P2"><text:span text:style-name="T2"><text:tab/><text:tab/> <text:s text:c="5"/></text:span><text:span text:style-name="T3">n→+</text:span><text:span text:style-name="T2"></text:span></text:p>
      <text:p text:style-name="P4"/>
      <text:p text:style-name="P3">Règle d'absorption : a+ab=a</text:p>
      <text:p text:style-name="P3">Règle consensus : a+<text:span text:style-name="T1"></text:span>ab=a+b</text:p>
      <text:p text:style-name="P3"/>
      <text:p text:style-name="P3"/>
      <text:p text:style-name="P3"><text:soft-page-break/>Définition :</text:p>
      <text:list xml:id="list1203727832694619462" text:style-name="L6">
        <text:list-item>
          <text:p text:style-name="P11">Si lim Un = l, alors la suite (Un) est convergente, dans tout les autres cas elle est divergente.<text:line-break/> n → +<text:span text:style-name="T1"></text:span></text:p>
          <text:p text:style-name="P11"><text:span text:style-name="T1">E</text:span><text:span text:style-name="T5">xemple :</text:span><text:span text:style-name="T1"><text:line-break/></text:span><text:span text:style-name="T5">Un = l+(0,5)^n, (Un) Converge vers 2</text:span></text:p>
          <text:p text:style-name="P11">Vn=2+5^n</text:p>
        </text:list-item>
      </text:list>
      <text:p text:style-name="P3"/>
      <text:p text:style-name="P3">Propriété :</text:p>
      <text:p text:style-name="P3">Soit la suite (Un) définie par Un=f(n)</text:p>
      <text:p text:style-name="P3"><text:span text:style-name="T5">f admet en +</text:span><text:span text:style-name="T1"></text:span><text:span text:style-name="T5"> un limite, alors (Un) admet en +</text:span><text:span text:style-name="T1"></text:span><text:span text:style-name="T5"> la même limite</text:span></text:p>
      <text:p text:style-name="P3"/>
      <text:p text:style-name="P3">Exemple :</text:p>
      <text:p text:style-name="P3">Un= (-2n+1)/(n+3) ; Un=f(n)</text:p>
      <text:p text:style-name="P3">lim f(x) = lim -2x/x = -2</text:p>
      <text:p text:style-name="P3">Un converge vers -2</text:p>
      <text:p text:style-name="P3"/>
      <text:p text:style-name="P3">Propriété :</text:p>
      <text:p text:style-name="P3">Les énoncés concernant les opérateurs algorythmiques sur les suites sont analogues à ceux relatifs aux fonctions</text:p>
      <text:p text:style-name="P3"/>
      <text:p text:style-name="P3">Exemple :</text:p>
      <text:list xml:id="list2809265153339227658" text:style-name="L7">
        <text:list-item>
          <text:p text:style-name="P12">Un = 2n-1+(n²+3)/(n+5)</text:p>
          <text:p text:style-name="P14"><text:span text:style-name="T6">lim 2n-1=+</text:span><text:span text:style-name="T2"></text:span></text:p>
        </text:list-item>
      </text:list>
      <text:p text:style-name="Standard"><text:span text:style-name="T6"><text:tab/>n → +</text:span><text:span text:style-name="T2"></text:span></text:p>
      <text:p text:style-name="Standard"><text:span text:style-name="T6"><text:tab/>lim (n²+3)/(n+5) = lim n²/n = lim n = +</text:span><text:span text:style-name="T2"></text:span></text:p>
      <text:p text:style-name="Standard"><text:span text:style-name="T6"><text:tab/>n → +</text:span><text:span text:style-name="T2"></text:span></text:p>
      <text:p text:style-name="P3"/>
      <text:p text:style-name="P3"/>
      <text:p text:style-name="P3"><text:tab/>2,4 Théorème de comparaison</text:p>
      <text:p text:style-name="P3">Propriété :</text:p>
      <text:list xml:id="list860435391053922511" text:style-name="L8">
        <text:list-item>
          <text:p text:style-name="P13">Si (Un) et (Vn) sont deux suites convergentes vers l, et si à partir d'un certain rang la suite (Wn) vérifie (Un) =&lt; (Wn) =&lt; (Vn), alors (Wn) converge vers l</text:p>
        </text:list-item>
        <text:list-item>
          <text:p text:style-name="P13">Si (Un) et (Vn) sont deux suites telles que à partir d'un certain rang (Vn) &gt;= (Un) <text:line-break/>et lim Un = +<text:span text:style-name="T1"></text:span>, alors lim de Vn = +<text:span text:style-name="T1"></text:span><text:line-break/> <text:s text:c="3"/>n → +<text:span text:style-name="T1"></text:span><text:tab/><text:tab/>n → +<text:span text:style-name="T1">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3T11:15:50.38</meta:creation-date>
    <dc:date>2013-11-18T10:41:23.19</dc:date>
    <meta:editing-duration>PT3H6M39S</meta:editing-duration>
    <meta:editing-cycles>9</meta:editing-cycles>
    <meta:generator>OpenOffice/4.0.0$Win32 OpenOffice.org_project/400m3$Build-9702</meta:generator>
    <meta:document-statistic meta:table-count="0" meta:image-count="0" meta:object-count="0" meta:page-count="2" meta:paragraph-count="57" meta:word-count="393" meta:character-count="2126"/>
  </office:meta>
</office:document-meta>
</file>